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26pt"/>
    </style:style>
    <style:style style:name="ro1" style:family="table-row">
      <style:table-row-properties style:row-height="18pt" fo:break-before="auto" style:use-optimal-row-height="false"/>
    </style:style>
    <style:style style:name="ro2" style:family="table-row">
      <style:table-row-properties style:row-height="114.69pt" fo:break-before="auto" style:use-optimal-row-height="false"/>
    </style:style>
    <style:style style:name="ro3" style:family="table-row">
      <style:table-row-properties style:row-height="90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99ffff" fo:wrap-option="wrap" fo:border-left="2.01pt solid #000000" fo:border-right="none" style:rotation-align="bottom" fo:border-top="2.01pt solid #000000" style:vertical-align="top"/>
      <style:text-properties fo:font-size="7pt" fo:hyphenate="true"/>
    </style:style>
    <style:style style:name="ce2" style:family="table-cell" style:parent-style-name="Default" style:data-style-name="N100">
      <style:table-cell-properties fo:border-bottom="2.01pt solid #000000" fo:background-color="#99ffff" fo:wrap-option="wrap" fo:border-left="2.01pt solid #000000" fo:border-right="none" style:rotation-align="bottom" fo:border-top="none" style:vertical-align="top"/>
      <style:text-properties fo:font-size="7pt" fo:hyphenate="true"/>
    </style:style>
    <style:style style:name="ce3" style:family="table-cell" style:parent-style-name="Default" style:data-style-name="N100">
      <style:table-cell-properties fo:background-color="#99ffff" fo:wrap-option="wrap" fo:border="0.74pt solid #000000" style:rotation-align="bottom" style:vertical-align="top"/>
      <style:text-properties fo:font-size="7pt" fo:hyphenate="true"/>
    </style:style>
    <style:style style:name="ce4" style:family="table-cell" style:parent-style-name="Default" style:data-style-name="N100">
      <style:table-cell-properties fo:border-bottom="none" fo:background-color="#99ffff" fo:wrap-option="wrap" fo:border-left="none" fo:border-right="none" style:rotation-align="bottom" fo:border-top="2.01pt solid #000000" style:vertical-align="top"/>
      <style:text-properties fo:font-size="7pt" fo:hyphenate="true"/>
    </style:style>
    <style:style style:name="ce5" style:family="table-cell" style:parent-style-name="Default" style:data-style-name="N100">
      <style:table-cell-properties fo:border-bottom="2.01pt solid #000000" fo:background-color="#99ffff" fo:wrap-option="wrap" fo:border-left="none" fo:border-right="none" style:rotation-align="bottom" fo:border-top="none" style:vertical-align="top"/>
      <style:text-properties fo:font-size="7pt" fo:hyphenate="true"/>
    </style:style>
    <style:style style:name="ce6" style:family="table-cell" style:parent-style-name="Default" style:data-style-name="N100">
      <style:table-cell-properties fo:border-bottom="none" fo:background-color="#99ffff" fo:wrap-option="wrap" fo:border-left="none" fo:border-right="2.01pt solid #000000" style:rotation-align="bottom" fo:border-top="2.01pt solid #000000" style:vertical-align="top"/>
      <style:text-properties fo:font-size="7pt" fo:hyphenate="true"/>
    </style:style>
    <style:style style:name="ce7" style:family="table-cell" style:parent-style-name="Default" style:data-style-name="N100">
      <style:table-cell-properties fo:border-bottom="2.01pt solid #000000" fo:background-color="#99ffff" fo:wrap-option="wrap" fo:border-left="none" fo:border-right="2.01pt solid #000000" style:rotation-align="bottom" fo:border-top="none" style:vertical-align="top"/>
      <style:text-properties fo:font-size="7pt" fo:hyphenate="true"/>
    </style:style>
    <style:style style:name="T1" style:family="text">
      <style:text-properties fo:font-style="italic" style:font-style-asian="italic" style:font-style-complex="italic"/>
    </style:style>
    <style:style style:name="T2" style:family="text">
      <style:text-properties fo:color="#333333" fo:font-size="7pt" fo:font-weight="bold" style:text-underline-style="solid" style:text-underline-width="auto" style:text-underline-color="font-color" style:font-size-asian="10pt" style:font-size-complex="10pt" style:font-weight-asian="bold" style:font-weight-complex="bold"/>
    </style:style>
  </office:automatic-styles>
  <office:body>
    <office:spreadsheet>
      <table:calculation-settings table:automatic-find-labels="false"/>
      <table:table table:name="Sheet1" table:style-name="ta1">
        <office:forms form:automatic-focus="false" form:apply-design-mode="false"/>
        <table:table-column table:style-name="co1" table:number-columns-repeated="1024" table:default-cell-style-name="ce3"/>
        <table:table-row table:style-name="ro1">
          <table:table-cell table:style-name="ce1" office:value-type="string" calcext:value-type="string">
            <text:p>Character</text:p>
          </table:table-cell>
          <table:table-cell table:style-name="ce4" office:value-type="string" calcext:value-type="string">
            <text:p>Tags [1]</text:p>
          </table:table-cell>
          <table:table-cell table:style-name="ce4" office:value-type="string" calcext:value-type="string">
            <text:p>Traits [2]</text:p>
          </table:table-cell>
          <table:table-cell table:style-name="ce4" office:value-type="string" calcext:value-type="string">
            <text:p>Exaggeration [3]</text:p>
          </table:table-cell>
          <table:table-cell table:style-name="ce4" office:value-type="string" calcext:value-type="string">
            <text:p>Exotic Position [4]</text:p>
          </table:table-cell>
          <table:table-cell table:style-name="ce4" office:value-type="string" calcext:value-type="string">
            <text:p>Introduction [5]</text:p>
          </table:table-cell>
          <table:table-cell table:style-name="ce4" office:value-type="string" calcext:value-type="string">
            <text:p>Versimilitude [6]</text:p>
          </table:table-cell>
          <table:table-cell table:style-name="ce4" table:number-columns-repeated="1016"/>
          <table:table-cell table:style-name="ce6"/>
        </table:table-row>
        <table:table-row table:style-name="ro1">
          <table:table-cell table:style-name="ce2" office:value-type="string" calcext:value-type="string">
            <text:p>Example</text:p>
          </table:table-cell>
          <table:table-cell table:style-name="ce5" office:value-type="string" calcext:value-type="string">
            <text:p>Words describing character</text:p>
          </table:table-cell>
          <table:table-cell table:style-name="ce5" office:value-type="string" calcext:value-type="string">
            <text:p>trademark prop, mental attitude</text:p>
          </table:table-cell>
          <table:table-cell table:style-name="ce5" office:value-type="string" calcext:value-type="string">
            <text:p>Physical, mental, emotional</text:p>
          </table:table-cell>
          <table:table-cell table:style-name="ce5" office:value-type="string" calcext:value-type="string">
            <text:p>Exagerated history, occupation, social, geographic, intellectual, moral.</text:p>
          </table:table-cell>
          <table:table-cell table:style-name="ce5" office:value-type="string" calcext:value-type="string">
            <text:p>brought in performing a course of action powerfully typical of him</text:p>
          </table:table-cell>
          <table:table-cell table:style-name="ce5" office:value-type="string" calcext:value-type="string">
            <text:p>Characters factual canon, creating depth of character. Emotions, reactions, decisions.</text:p>
          </table:table-cell>
          <table:table-cell table:style-name="ce5" table:number-columns-repeated="1016"/>
          <table:table-cell table:style-name="ce7"/>
        </table:table-row>
        <table:table-row table:style-name="ro2">
          <table:table-cell office:value-type="string" calcext:value-type="string">
            <text:p>Susan(fully turned, existential crisis)</text:p>
            <text:p><text:span text:style-name="T1">Resolved after NYC dance in the rain.</text:span></text:p>
            <text:p/>
          </table:table-cell>
          <table:table-cell office:value-type="string" calcext:value-type="string">
            <text:p>smirk, eye rolls, arch eyebrow, hand on hip, sarcasm.</text:p>
            <text:p/>
            <text:p>Heroic, hardenened and strong. In an Existential crisis, brooding and self-loathing.</text:p>
            <text:p/>
            <text:p>extremely intelligent, dark smooth skin, black hair mid back, 5’9”. muscular. About 150lbs.</text:p>
            <text:p/>
          </table:table-cell>
          <table:table-cell office:value-type="string" calcext:value-type="string">
            <text:p>Talons, red court form, visciousness anti-hero.</text:p>
          </table:table-cell>
          <table:table-cell office:value-type="string" calcext:value-type="string">
            <text:p>Vents negative emotion with sarcasm, intense battles and viscious feedings.</text:p>
          </table:table-cell>
          <table:table-cell table:number-columns-repeated="3" office:value-type="string" calcext:value-type="string">
            <text:p>N/A</text:p>
          </table:table-cell>
          <table:table-cell table:number-columns-repeated="1017"/>
        </table:table-row>
        <table:table-row table:style-name="ro2">
          <table:table-cell office:value-type="string" calcext:value-type="string">
            <text:p>Susan(fully turned, post-crisis)</text:p>
          </table:table-cell>
          <table:table-cell office:value-type="string" calcext:value-type="string">
            <text:p>investigational journalist, quick wit, passionate,extremely intelligent.</text:p>
            <text:p/>
            <text:p>extremely intelligent, quirky smirk, laughs easily, all dark, eye rolls, arch eyebrow, funny, rich laughter,  less Flirtatious (due steve and harry),  lips quirk up at corners, hand on hip,  average height, straight hair, raven brows, beach, </text:p>
            <text:p/>
            <text:p>passion for life returned. a quick wit again. in control, heroic courage. vicious at need. </text:p>
          </table:table-cell>
          <table:table-cell table:number-columns-repeated="1022"/>
        </table:table-row>
        <table:table-row table:style-name="ro2">
          <table:table-cell office:value-type="string" calcext:value-type="string">
            <text:p>Jill the thrall</text:p>
          </table:table-cell>
          <table:table-cell office:value-type="string" calcext:value-type="string">
            <text:p>Loyal, altruistic</text:p>
          </table:table-cell>
          <table:table-cell office:value-type="string" calcext:value-type="string">
            <text:p>A set of fangs as a necklace. Explicit thrall, consciously dedicated, seeks masters, provides for and protects  them. Schizophrenic.</text:p>
            <text:p/>
          </table:table-cell>
          <table:table-cell office:value-type="string" calcext:value-type="string">
            <text:p>Philiac to her necklace, and anything vampire.</text:p>
          </table:table-cell>
          <table:table-cell office:value-type="string" calcext:value-type="string">
            <text:p>……</text:p>
          </table:table-cell>
          <table:table-cell office:value-type="string" calcext:value-type="string">
            <text:p>Smiling and talking to her fang necklace.</text:p>
            <text:p/>
          </table:table-cell>
          <table:table-cell office:value-type="string" calcext:value-type="string">
            <text:p>……</text:p>
          </table:table-cell>
          <table:table-cell table:number-columns-repeated="1017"/>
        </table:table-row>
        <table:table-row table:style-name="ro2">
          <table:table-cell office:value-type="string" calcext:value-type="string">
            <text:p>Susan(pre-infected)</text:p>
          </table:table-cell>
          <table:table-cell office:value-type="string" calcext:value-type="string">
            <text:p>playful conversation, funny, charming, tilt back head to laugh throaty rich(sometimes) attractive, appealing, <text:s/>Flirtatious for business and pleasure, beautiful lips, midnight hair, long slender neck, smooth skin, lips quirk up at corners, chocolate eyes, hand on hip,dark toned skin, <text:s text:c="2"/>average height, straight hair, cinnamon scent hair, raven brows, beach</text:p>
          </table:table-cell>
          <table:table-cell office:value-type="string" calcext:value-type="string">
            <text:p>confrontational journalist, quick wit, passionate,extremely intelligent.</text:p>
            <text:p/>
            <text:p>using charm + femininity, unaware of own beauty, extremely intelligent, quirky smirk, laughs easily, all dark, eye rolls, arch eyebrow, hair cut at shoulders, slender with light curves, half-tops skirts and leather pants.</text:p>
          </table:table-cell>
          <table:table-cell/>
          <table:table-cell office:value-type="string" calcext:value-type="string">
            <text:p>Reporter for Chicago Arcane</text:p>
          </table:table-cell>
          <table:table-cell office:value-type="string" calcext:value-type="string">
            <text:p>Introduced as a reporter, used feminine charm and sensual games to wrest story information from Harry eventually tricking a date out of him.</text:p>
          </table:table-cell>
          <table:table-cell office:value-type="string" calcext:value-type="string">
            <text:p>Excellent journalistic instinct, dangerous curiosity, soulgazed harry and fainted. Relationship initiator. motivations  are clear and simple – honest in persuit. Relentless. Selfish. <text:span text:style-name="T2">Passion</text:span>, makes people think...see the truth,</text:p>
          </table:table-cell>
          <table:table-cell table:number-columns-repeated="1017"/>
        </table:table-row>
        <table:table-row table:style-name="ro2">
          <table:table-cell office:value-type="string" calcext:value-type="string">
            <text:p>Susan(infected)</text:p>
          </table:table-cell>
          <table:table-cell office:value-type="string" calcext:value-type="string">
            <text:p>brooding, less witty, purpose driven, enhanced senses,the kiss, more attractive</text:p>
          </table:table-cell>
          <table:table-cell office:value-type="string" calcext:value-type="string">
            <text:p>no laughing or smiling, </text:p>
          </table:table-cell>
          <table:table-cell table:number-columns-repeated="1021"/>
        </table:table-row>
        <table:table-row table:style-name="ro3">
          <table:table-cell office:value-type="string" calcext:value-type="string">
            <text:p>Half-turned</text:p>
          </table:table-cell>
          <table:table-cell table:number-columns-repeated="5"/>
          <table:table-cell office:value-type="string" calcext:value-type="string">
            <text:p>The Kiss (weaker), somewhat stronger and faster, more endurance, senses sharper, aided by sunlight maybe faith magic, ---magical bonds aka fellowship, regular sunlight and avoiding intimacy to avoid feeding.</text:p>
          </table:table-cell>
          <table:table-cell table:number-columns-repeated="1017"/>
        </table:table-row>
        <table:table-row table:style-name="ro3">
          <table:table-cell office:value-type="string" calcext:value-type="string">
            <text:p>Red Court</text:p>
          </table:table-cell>
          <table:table-cell office:value-type="string" calcext:value-type="string">
            <text:p>WIZARD SENSES: cold energy writhes up in presence, goose-flesh, waves of cool energy increase at approach <text:s/>….. <text:s/>black eyes, <text:s/>long pink tongue black spots, fangs, hiss, shriek, wail. Especially screech</text:p>
          </table:table-cell>
          <table:table-cell table:number-columns-repeated="4"/>
          <table:table-cell office:value-type="string" calcext:value-type="string">
            <text:p>Lick – narcotic … eyes --- {}, vulnerable – sunlight, cut belly, faith magic. Cannot cross a home threshold. Very strong and fast, heavily damage resistant. The kiss. Rank of Margravine can turn. Hiss. Balance, </text:p>
          </table:table-cell>
          <table:table-cell table:number-columns-repeated="1017"/>
        </table:table-row>
        <table:table-row table:style-name="ro3">
          <table:table-cell office:value-type="string" calcext:value-type="string">
            <text:p>Thomas Raith</text:p>
          </table:table-cell>
          <table:table-cell office:value-type="string" calcext:value-type="string">
            <text:p>pale, beautiful, dark hair, grey eyes</text:p>
          </table:table-cell>
          <table:table-cell table:number-columns-repeated="1022"/>
        </table:table-row>
        <table:table-row table:style-name="ro3">
          <table:table-cell office:value-type="string" calcext:value-type="string">
            <text:p>Harry Dresden</text:p>
          </table:table-cell>
          <table:table-cell/>
          <table:table-cell office:value-type="string" calcext:value-type="string">
            <text:p>Black duster, staff, blasting rod, pentacle amulet.</text:p>
          </table:table-cell>
          <table:table-cell table:number-columns-repeated="1021"/>
        </table:table-row>
        <table:table-row table:style-name="ro3">
          <table:table-cell office:value-type="string" calcext:value-type="string">
            <text:p>Bob the Skull</text:p>
          </table:table-cell>
          <table:table-cell/>
          <table:table-cell office:value-type="string" calcext:value-type="string">
            <text:p>Eyelights, intelligence, lab assistant, obsession with sex, wiseass.</text:p>
          </table:table-cell>
          <table:table-cell table:number-columns-repeated="1021"/>
        </table:table-row>
        <table:table-row table:style-name="ro3">
          <table:table-cell office:value-type="string" calcext:value-type="string">
            <text:p>Damian of the Black Court</text:p>
          </table:table-cell>
          <table:table-cell office:value-type="string" calcext:value-type="string">
            <text:p>Edwardian manner of speaking. megalomaniac, icy, mummified with good preservation of body though his hair loss is all over his head(mangy). Auburn hair. smokes pipe. Edwardian frock suit with slaphat(from the french, a collapsable top hat) and combat boots, chainmail gambeson ankle length, walking stick.</text:p>
          </table:table-cell>
          <table:table-cell office:value-type="string" calcext:value-type="string">
            <text:p>Defending the true vampire ways from destructive doctrine. Extremist, Terrorist. true psychopath(incapable of empathy). slap hat, chainmail gambeson, frock suit, walking stick and smoking pipe. Vampires are the master species.</text:p>
          </table:table-cell>
          <table:table-cell office:value-type="string" calcext:value-type="string">
            <text:p>Popping his slap hat, then flourishing it in a bow to ladies or tipping it to men. Twirling his walking stick than leaning forward on it. Brushing open his gambeson and lighting his pipe, while using his monacle to check time. Empty of all emotions except extremist drive. Extremely wealthy and flaunts it having worked and gained power and wealth since the middle ages. </text:p>
          </table:table-cell>
          <table:table-cell/>
          <table:table-cell office:value-type="string" calcext:value-type="string">
            <text:p>Throws down a child he just consumed, a little 4 year old boy, blonde hair and freckles. dead and gone. Has anyone ever told you of natural selection? Foolish morsel decided upon himself to go forth into the night and deep forest I know not why. Most certainly I can say of him is that he quite simply is a feebleminded child and it is well that I had found him that he might be most effectatiously culled from the local herd. Alas it nearly came to pass that the noble vampire society might have been deprived of this most delicious morsel should he have perished in and of himself. Do you not agree my child? as for you most grevious poacher, oh what shall we do?</text:p>
          </table:table-cell>
          <table:table-cell office:value-type="string" calcext:value-type="string">
            <text:p>Links with the human group "order of nine angles". eugenicism, social darwinist. </text:p>
          </table:table-cell>
          <table:table-cell table:number-columns-repeated="1017"/>
        </table:table-row>
        <table:table-row table:style-name="ro3" table:number-rows-repeated="1048562">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4">00/00/0000</text:date>, <text:time style:data-style-name="N2" text:time-value="23:49:46.0642921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23:10:04.800744960</meta:creation-date>
    <dc:date>2017-01-24T02:41:32.827995058</dc:date>
    <meta:editing-duration>P4DT6H55M29S</meta:editing-duration>
    <meta:editing-cycles>43</meta:editing-cycles>
    <meta:generator>LibreOffice/5.2.4.2.0$FreeBSD_X86_64 LibreOffice_project/20m0$Build-2</meta:generator>
    <meta:document-statistic meta:table-count="1" meta:cell-count="56" meta:object-count="0"/>
  </office:meta>
</office:document-meta>
</file>